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0.536491 32.6305 0.540279 0.535664 0.55806 32.6157 0.553932 32.6249 0.530952 32.6211 </text:p>
          </table:table-cell>
          <table:table-cell/>
          <table:table-cell office:value-type="string" calcext:value-type="string">
            <text:p>std dev and mean</text:p>
          </table:table-cell>
        </table:table-row>
        <table:table-row table:style-name="ro1">
          <table:table-cell office:value-type="string" calcext:value-type="string">
            <text:p>10000 events</text:p>
          </table:table-cell>
          <table:table-cell office:value-type="float" office:value="0.536491" calcext:value-type="float">
            <text:p>0.536491</text:p>
          </table:table-cell>
          <table:table-cell table:formula="of:=STDEV([.B2:.B7])" office:value-type="float" office:value="0.0108987020511619" calcext:value-type="float">
            <text:p>0.0108987021</text:p>
          </table:table-cell>
        </table:table-row>
        <table:table-row table:style-name="ro1">
          <table:table-cell/>
          <table:table-cell office:value-type="float" office:value="0.540279" calcext:value-type="float">
            <text:p>0.540279</text:p>
          </table:table-cell>
          <table:table-cell table:formula="of:=AVERAGE([.B2:.B7])" office:value-type="float" office:value="0.542563" calcext:value-type="float">
            <text:p>0.542563</text:p>
          </table:table-cell>
        </table:table-row>
        <table:table-row table:style-name="ro1">
          <table:table-cell/>
          <table:table-cell office:value-type="float" office:value="0.535664" calcext:value-type="float">
            <text:p>0.535664</text:p>
          </table:table-cell>
          <table:table-cell/>
        </table:table-row>
        <table:table-row table:style-name="ro1">
          <table:table-cell/>
          <table:table-cell office:value-type="float" office:value="0.55806" calcext:value-type="float">
            <text:p>0.55806</text:p>
          </table:table-cell>
          <table:table-cell/>
        </table:table-row>
        <table:table-row table:style-name="ro1">
          <table:table-cell/>
          <table:table-cell office:value-type="float" office:value="0.553932" calcext:value-type="float">
            <text:p>0.553932</text:p>
          </table:table-cell>
          <table:table-cell/>
        </table:table-row>
        <table:table-row table:style-name="ro1">
          <table:table-cell/>
          <table:table-cell office:value-type="float" office:value="0.530952" calcext:value-type="float">
            <text:p>0.53095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0000 events</text:p>
          </table:table-cell>
          <table:table-cell office:value-type="float" office:value="0.55064" calcext:value-type="float">
            <text:p>0.55064</text:p>
          </table:table-cell>
          <table:table-cell table:formula="of:=STDEV([.B9:.C11])" office:value-type="float" office:value="0.00194429584511554" calcext:value-type="float">
            <text:p>0.0019442958</text:p>
          </table:table-cell>
        </table:table-row>
        <table:table-row table:style-name="ro1">
          <table:table-cell office:value-type="string" calcext:value-type="string">
            <text:p>0.55064 0.55265 0.548592</text:p>
          </table:table-cell>
          <table:table-cell office:value-type="float" office:value="0.55265" calcext:value-type="float">
            <text:p>0.55265</text:p>
          </table:table-cell>
          <table:table-cell/>
        </table:table-row>
        <table:table-row table:style-name="ro1">
          <table:table-cell/>
          <table:table-cell office:value-type="float" office:value="0.548592" calcext:value-type="float">
            <text:p>0.54859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00 ev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32.615 <text:s/>0.493538 32.6095 0.517452 0.531395 0.524834 0.504009 32.5903 32.607 0.509575 0.485378 0.515774 0.514721 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.532326" calcext:value-type="float">
            <text:p>0.532326</text:p>
          </table:table-cell>
          <table:table-cell table:formula="of:=STDEV([.B16:.B20])" office:value-type="float" office:value="0.0126615784363562" calcext:value-type="float">
            <text:p>0.0126615784</text:p>
          </table:table-cell>
        </table:table-row>
        <table:table-row table:style-name="ro1">
          <table:table-cell/>
          <table:table-cell office:value-type="float" office:value="0.519329" calcext:value-type="float">
            <text:p>0.519329</text:p>
          </table:table-cell>
          <table:table-cell table:formula="of:=AVERAGE([.B16:.B20])" office:value-type="float" office:value="0.520057" calcext:value-type="float">
            <text:p>0.520057</text:p>
          </table:table-cell>
        </table:table-row>
        <table:table-row table:style-name="ro1">
          <table:table-cell/>
          <table:table-cell office:value-type="float" office:value="0.502411" calcext:value-type="float">
            <text:p>0.502411</text:p>
          </table:table-cell>
          <table:table-cell/>
        </table:table-row>
        <table:table-row table:style-name="ro1">
          <table:table-cell/>
          <table:table-cell office:value-type="float" office:value="0.532059" calcext:value-type="float">
            <text:p>0.532059</text:p>
          </table:table-cell>
          <table:table-cell/>
        </table:table-row>
        <table:table-row table:style-name="ro1">
          <table:table-cell/>
          <table:table-cell office:value-type="float" office:value="0.51416" calcext:value-type="float">
            <text:p>0.51416</text:p>
          </table:table-cell>
          <table:table-cell/>
        </table:table-row>
        <table:table-row table:style-name="ro1">
          <table:table-cell office:value-type="string" calcext:value-type="string">
            <text:p>600 ev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510605 0.51104 0.539101 0.485222 0.498409 0.490101 0.512959 0.503361 </text:p>
          </table:table-cell>
          <table:table-cell office:value-type="float" office:value="0.510605" calcext:value-type="float">
            <text:p>0.510605</text:p>
          </table:table-cell>
          <table:table-cell table:formula="of:=STDEV([.B22:.B26])" office:value-type="float" office:value="0.0199392374804053" calcext:value-type="float">
            <text:p>0.0199392375</text:p>
          </table:table-cell>
        </table:table-row>
        <table:table-row table:style-name="ro1">
          <table:table-cell/>
          <table:table-cell office:value-type="float" office:value="0.51104" calcext:value-type="float">
            <text:p>0.51104</text:p>
          </table:table-cell>
          <table:table-cell table:formula="of:=AVERAGE([.B22:.B26])" office:value-type="float" office:value="0.5088754" calcext:value-type="float">
            <text:p>0.5088754</text:p>
          </table:table-cell>
        </table:table-row>
        <table:table-row table:style-name="ro1">
          <table:table-cell/>
          <table:table-cell office:value-type="float" office:value="0.539101" calcext:value-type="float">
            <text:p>0.539101</text:p>
          </table:table-cell>
          <table:table-cell/>
        </table:table-row>
        <table:table-row table:style-name="ro1">
          <table:table-cell/>
          <table:table-cell office:value-type="float" office:value="0.485222" calcext:value-type="float">
            <text:p>0.485222</text:p>
          </table:table-cell>
          <table:table-cell/>
        </table:table-row>
        <table:table-row table:style-name="ro1">
          <table:table-cell/>
          <table:table-cell office:value-type="float" office:value="0.498409" calcext:value-type="float">
            <text:p>0.49840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1:00:14.891306240</meta:creation-date>
    <dc:date>2020-10-13T12:14:00.451099943</dc:date>
    <meta:editing-duration>PT13M15S</meta:editing-duration>
    <meta:editing-cycles>1</meta:editing-cycles>
    <meta:document-statistic meta:table-count="1" meta:cell-count="35" meta:object-count="0"/>
    <meta:generator>LibreOffice/4.3.3.2$Linux_X86_64 LibreOffice_project/430m0$Build-2</meta:generator>
  </office:meta>
</office:document-meta>
</file>